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8d1b4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3" style:family="paragraph" style:parent-style-name="CabecalhoTabela">
      <style:paragraph-properties style:snap-to-layout-grid="false"/>
    </style:style>
    <style:style style:name="P24" style:family="paragraph" style:parent-style-name="CabecalhoTabela">
      <style:paragraph-properties style:snap-to-layout-grid="false"/>
      <style:text-properties officeooo:paragraph-rsid="0002101b"/>
    </style:style>
    <style:style style:name="P25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31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5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23233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237dc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fo:font-size="11pt" style:font-name-asian="Times New Roman" style:font-size-asian="11pt"/>
    </style:style>
    <style:style style:name="T14" style:family="text">
      <style:text-properties fo:font-size="11pt" officeooo:rsid="00023a1f" style:font-name-asian="Times New Roman" style:font-size-asian="11pt" style:font-size-complex="11pt"/>
    </style:style>
    <style:style style:name="T15" style:family="text">
      <style:text-properties fo:font-size="10pt" style:font-name-asian="Times New Roman" style:font-size-asian="10pt"/>
    </style:style>
    <style:style style:name="T16" style:family="text">
      <style:text-properties fo:font-size="10pt" officeooo:rsid="004b5cce" style:font-name-asian="Times New Roman" style:font-size-asian="10pt"/>
    </style:style>
    <style:style style:name="T17" style:family="text">
      <style:text-properties fo:font-size="10pt" officeooo:rsid="000cf120" style:font-name-asian="Times New Roman" style:font-size-asian="10pt"/>
    </style:style>
    <style:style style:name="T18" style:family="text">
      <style:text-properties fo:font-size="10pt" officeooo:rsid="000f583d" style:font-name-asian="Times New Roman" style:font-size-asian="10pt"/>
    </style:style>
    <style:style style:name="T19" style:family="text">
      <style:text-properties fo:font-size="10pt" style:font-size-asian="10pt"/>
    </style:style>
    <style:style style:name="T20" style:family="text">
      <style:text-properties fo:font-size="10pt" officeooo:rsid="000f583d" style:font-size-asian="10pt"/>
    </style:style>
    <style:style style:name="T21" style:family="text">
      <style:text-properties officeooo:rsid="00115311"/>
    </style:style>
    <style:style style:name="T22" style:family="text">
      <style:text-properties officeooo:rsid="0014c467"/>
    </style:style>
    <style:style style:name="T23" style:family="text">
      <style:text-properties officeooo:rsid="0015e993"/>
    </style:style>
    <style:style style:name="T24" style:family="text">
      <style:text-properties officeooo:rsid="0018d1b4"/>
    </style:style>
    <style:style style:name="T25" style:family="text">
      <style:text-properties officeooo:rsid="0017e711"/>
    </style:style>
    <style:style style:name="T26" style:family="text">
      <style:text-properties officeooo:rsid="001fa425"/>
    </style:style>
    <style:style style:name="T27" style:family="text">
      <style:text-properties officeooo:rsid="000e6f81"/>
    </style:style>
    <style:style style:name="T28" style:family="text">
      <style:text-properties officeooo:rsid="000f583d"/>
    </style:style>
    <style:style style:name="T29" style:family="text">
      <style:text-properties officeooo:rsid="001c9a1c"/>
    </style:style>
    <style:style style:name="T30" style:family="text">
      <style:text-properties officeooo:rsid="00206efe"/>
    </style:style>
    <style:style style:name="T31" style:family="text">
      <style:text-properties officeooo:rsid="002512d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4">GRH</text:span> – Gestão de <text:span text:style-name="T4">Recursos Humanos</text:span></text:p>
      <text:p text:style-name="P7"/>
      <text:p text:style-name="P5">Documento de Especificação de Caso de Uso</text:p>
      <text:p text:style-name="P5"/>
      <text:p text:style-name="P6">UC<text:span text:style-name="T29">25</text:span> – <text:span text:style-name="T23">Avaliar Participação no Seminário</text:span></text:p>
      <text:p text:style-name="P8"/>
      <text:p text:style-name="P8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Data</text:p>
          </table:table-cell>
          <table:table-cell table:style-name="Tabela1.A1" office:value-type="string">
            <text:p text:style-name="P23">Versão</text:p>
          </table:table-cell>
          <table:table-cell table:style-name="Tabela1.A1" office:value-type="string">
            <text:p text:style-name="P24">Responsável</text:p>
          </table:table-cell>
          <table:table-cell table:style-name="Tabela1.D1" office:value-type="string">
            <text:p text:style-name="P23">Alteração</text:p>
          </table:table-cell>
        </table:table-row>
        <table:table-row table:style-name="Tabela1.1">
          <table:table-cell table:style-name="Tabela1.A1" office:value-type="string">
            <text:p text:style-name="P19"><text:span text:style-name="T22">28/09/</text:span>2015</text:p>
          </table:table-cell>
          <table:table-cell table:style-name="Tabela1.A1" office:value-type="string">
            <text:p text:style-name="P18">1.0</text:p>
          </table:table-cell>
          <table:table-cell table:style-name="Tabela1.A1" office:value-type="string">
            <text:p text:style-name="P22">Rayson Santos de Lima</text:p>
          </table:table-cell>
          <table:table-cell table:style-name="Tabela1.D1" office:value-type="string">
            <text:p text:style-name="P32">Criação do documento</text:p>
          </table:table-cell>
        </table:table-row>
        <table:table-row table:style-name="Tabela1.1"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D3" office:value-type="string">
            <text:p text:style-name="P33"/>
          </table:table-cell>
        </table:table-row>
        <table:table-row table:style-name="Tabela1.1"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D3" office:value-type="string">
            <text:p text:style-name="P34"/>
          </table:table-cell>
        </table:table-row>
      </table:table>
      <text:section text:style-name="Sect1" text:name="Seção1">
        <text:list xml:id="list7047289352769894184" text:style-name="WW8Num2">
          <text:list-item>
            <text:h text:style-name="P26" text:outline-level="1"><text:bookmark-start text:name="_Ref439573339"/><text:bookmark-start text:name="_Ref418497390"/>CASOS DE USO: <text:span text:style-name="T29">avaliar participação no seminário</text:span></text:h>
            <text:list>
              <text:list-item>
                <text:h text:style-name="P27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5"><text:span text:style-name="Fonte_20_parág._20_padrão"><text:span text:style-name="T5">Este caso de uso descreve o processo em que </text:span></text:span><text:span text:style-name="Fonte_20_parág._20_padrão"><text:span text:style-name="T6">o </text:span></text:span><text:span text:style-name="Fonte_20_parág._20_padrão"><text:span text:style-name="T7">coordenador</text:span></text:span><text:span text:style-name="Fonte_20_parág._20_padrão"><text:span text:style-name="T6"> </text:span></text:span><text:span text:style-name="Fonte_20_parág._20_padrão"><text:span text:style-name="T7">avalia </text:span></text:span><text:span text:style-name="Fonte_20_parág._20_padrão"><text:span text:style-name="T8">a participação d</text:span></text:span><text:span text:style-name="Fonte_20_parág._20_padrão"><text:span text:style-name="T7">o </text:span></text:span><text:span text:style-name="Fonte_20_parág._20_padrão"><text:span text:style-name="T8">estagi</text:span></text:span><text:span text:style-name="Fonte_20_parág._20_padrão"><text:span text:style-name="T9">á</text:span></text:span><text:span text:style-name="Fonte_20_parág._20_padrão"><text:span text:style-name="T8">rio no seminário</text:span></text:span></text:p>
        <text:list xml:id="list140913699177023" text:continue-numbering="true" text:style-name="WW8Num2">
          <text:list-item>
            <text:list>
              <text:list-item>
                <text:h text:style-name="P29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24">Coordenador.</text:span></text:p>
        <text:list xml:id="list140913699166011" text:continue-numbering="true" text:style-name="WW8Num2">
          <text:list-item>
            <text:list>
              <text:list-item>
                <text:h text:style-name="P28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1.<text:tab/><text:span text:style-name="T25">Coordenador seleciona a opção de “Acompanhamento de Avaliação” do estagiário</text:span></text:p>
        <text:p text:style-name="P2"><text:span text:style-name="T26">2</text:span>.<text:tab/><text:span text:style-name="T27">Sistema exibe informações do acompanhamento da avaliação do estagiário</text:span></text:p>
        <text:p text:style-name="P3">3.<text:tab/>Coordenador seleciona a opção de <text:span text:style-name="T24">avaliar participação do estagiário no seminário</text:span></text:p>
        <text:p text:style-name="P3">4.<text:tab/><text:span text:style-name="T24">Sistema pede que o coordenador informe uma nota e um cometário sobre a participação do estagiário.</text:span></text:p>
        <text:p text:style-name="P4">5.<text:tab/>Coordenador <text:span text:style-name="T30">informa os dados requeridos e </text:span>confirma a operação</text:p>
        <text:p text:style-name="P4">6.<text:tab/>Sistema mostra mensagem de confirmação</text:p>
        <text:p text:style-name="P17"><text:bookmark-end text:name="_Ref88992566"/></text:p>
        <text:p text:style-name="P16"><text:span text:style-name="T10">1.</text:span><text:span text:style-name="T11">4</text:span><text:span text:style-name="T10"><text:tab/>Fluxos </text:span><text:span text:style-name="T12">Alternativos</text:span></text:p>
        <text:p text:style-name="P14"><text:tab/>Não se aplica</text:p>
        <text:p text:style-name="P12"/>
        <text:p text:style-name="P16"><text:span text:style-name="T10">1.</text:span><text:span text:style-name="T12">5</text:span><text:span text:style-name="T10"><text:tab/>Fluxos de Exceção</text:span></text:p>
        <text:p text:style-name="P13"><text:tab/><text:span text:style-name="T28">Não se aplica</text:span></text:p>
        <text:p text:style-name="P9"/>
        <text:list xml:id="list1880085529985562470" text:style-name="L1">
          <text:list-header>
            <text:p text:style-name="P36"><text:soft-page-break/><text:span text:style-name="T16">1.</text:span><text:span text:style-name="T18">6</text:span><text:span text:style-name="T14"> <text:tab/>Pré-Condições</text:span></text:p>
          </text:list-header>
        </text:list>
        <text:p text:style-name="P10">Usuário Autenticado</text:p>
        <text:p text:style-name="P10">Para que o caso de uso seja iniciado é necessário que o usuário esteja autenticando no sistema e possua permissão de acesso a esta funcionalidade</text:p>
        <text:p text:style-name="P11"/>
        <text:list xml:id="list140913699171618" text:continue-numbering="true" text:style-name="L1">
          <text:list-header>
            <text:p text:style-name="P37"><text:span text:style-name="T15">1.</text:span><text:span text:style-name="T17">6</text:span><text:span text:style-name="T15"> </text:span><text:span text:style-name="T13"><text:tab/>Pós-Condições</text:span></text:p>
            <text:p text:style-name="P38"/>
            <text:p text:style-name="P35"><text:span text:style-name="T19">1.</text:span><text:span text:style-name="T20">7</text:span><text:span text:style-name="T19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21">Regras de Negócio</text:span></text:p>
          </text:list-header>
        </text:list>
        <text:p text:style-name="P15"><text:s text:c="2"/><text:tab/>Não se aplica</text:p>
        <text:list xml:id="list140913699173450" text:continue-numbering="true" text:style-name="L1">
          <text:list-item>
            <text:list>
              <text:list-item>
                <text:list>
                  <text:list-header>
                    <text:p text:style-name="P39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4:09:13.538000000</dc:date>
    <meta:print-date>2007-05-07T23:41:00</meta:print-date>
    <meta:editing-cycles>37</meta:editing-cycles>
    <meta:editing-duration>PT1H25M39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4" meta:word-count="188" meta:character-count="1191" meta:non-whitespace-character-count="103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